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391cm" svg:x="0.3cm" svg:y="0.8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04:16.591444943</dc:date>
    <meta:editing-duration>PT4M25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392cm" xlink:href="." xlink:type="simple" chart:class="chart:scatter" chart:style-name="ch1">
        <chart:plot-area chart:style-name="ch2" chart:data-source-has-labels="both" svg:x="0.301cm" svg:y="0.167cm" svg:width="14.49cm" svg:height="8.058cm">
          <chartooo:coordinate-region svg:x="0.843cm" svg:y="0.366cm" svg:width="13.854cm" svg:height="7.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